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S'han afegit al corrector ortogràfic paraules procedents del <text:span text:style-name="T1">Diccionari ortogràfic i de pronunciació del valencià</text:span><text:span text:style-name="T2"> (</text:span><text:a xlink:type="simple" xlink:href="http://www.avl.gva.es/diccionari.htm"><text:span text:style-name="T2">http://www.avl.gva.es/diccionari.htm</text:span></text:a><text:span text:style-name="T2">). <text:s/>De les 76.000 entrades, el 85% ja eren al corrector. Un 11% (més de 8.000) s'han afegit a la versió “general” del corrector i unes 400 a la versió “avl”. </text:span></text:p>
      <text:p text:style-name="P2"><text:tab/>Els criteris que he seguit (JMo) són els següents:</text:p>
      <text:p text:style-name="P1"><text:span text:style-name="T2"><text:tab/>1. Afegir el màxim d'entrades. Crec que la funció del diccionari no ha de ser detectar que un usuari s'ha separat de la norma, sinó més aviat vigilar que no s'ha equivocat escrivint el que pretenia. Si escriu “ababol” no li hem de dir que no és correcte només perquè (de moment) no apareix al diccionari normatiu. En canvi, sí que l'hem d'avisar si escriu “abavol” volent escriure la forma correcta. D'aquesta manera, s'han agafat els neologismes, les paraules recollides també al Diccionari General de la Llengua Catalana (</text:span><text:a xlink:type="simple" xlink:href="http://www.enciclopedia.cat/"><text:span text:style-name="T2">http://www.enciclopedia.cat/</text:span></text:a><text:span text:style-name="T2">), les paraules recollides al DCVB (</text:span><text:a xlink:type="simple" xlink:href="http://dcvb.iecat.net/"><text:span text:style-name="T2">http://dcvb.iecat.net/</text:span></text:a><text:span text:style-name="T2">) que no siguin barbarismes flagrants o que no s'assemblin massa a paraules generals (sí que s'han agafat, malgrat això, les que tenen prou extensió, ja sigui geogràfica o temporal).</text:span></text:p>
      <text:p text:style-name="P2"><text:tab/>2. La majoria d'entrades agafades han anat a la versió “general”. D'una banda, n'hi ha moltes que no són exclusives d'un sol indret, i, de l'altra, no crec que el corrector s'empobreixi perquè inclogui paraules que la majoria d'usuaris no faran servir mai (tampoc no faran servir una part importantíssima de les que surten al diccionari normatiu).</text:p>
      <text:p text:style-name="P2"><text:tab/>3. Finalment, un petit grup de paraules van només a la versió “avl”. Són les que són considerades barbarismes per gran part dels parlants (però són d'ús molt estès a València) o que podrien interferir amb altres paraules correctes per la seva semblança formal (per exemple, “acondicionar” versus “condiciona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an Moratinos Jaume</meta:initial-creator>
    <meta:creation-date>2010-01-11T17:41:50.02</meta:creation-date>
    <dc:date>2010-01-12T19:54:48.18</dc:date>
    <dc:creator>Joan Moratinos Jaume</dc:creator>
    <meta:editing-duration>PT00H29M10S</meta:editing-duration>
    <meta:editing-cycles>4</meta:editing-cycles>
    <meta:generator>OpenOffice.org/3.1$Win32 OpenOffice.org_project/310m11$Build-9399</meta:generator>
    <meta:document-statistic meta:table-count="0" meta:image-count="0" meta:object-count="0" meta:page-count="1" meta:paragraph-count="5" meta:word-count="293" meta:character-count="1814"/>
  </office:meta>
</office:document-meta>
</file>